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9A00000147A71C47591839F18E.png" manifest:media-type="image/png"/>
  <manifest:file-entry manifest:full-path="Pictures/1000500700000BD100001927026C75781E20D90E.svg" manifest:media-type="image/svg+xml"/>
  <manifest:file-entry manifest:full-path="Pictures/100002010000009A000001337E57271B40CBAF1C.png" manifest:media-type="image/png"/>
  <manifest:file-entry manifest:full-path="Pictures/100060DE0000138E00000DC3EF1875D23EB65124.wmf" manifest:media-type="image/x-wmf"/>
  <manifest:file-entry manifest:full-path="Pictures/10000201000000FE000000B3D049BE421E75C701.png" manifest:media-type="image/png"/>
  <manifest:file-entry manifest:full-path="Pictures/100002010000006D000000BFACB6E35F3F8112FE.png" manifest:media-type="image/png"/>
  <manifest:file-entry manifest:full-path="Pictures/100002010000009A00000147AD9378B8AAFA2B11.png" manifest:media-type="image/png"/>
  <manifest:file-entry manifest:full-path="Pictures/100002BE0000086000000EAFC1222EBAE140C277.wmf" manifest:media-type="image/x-wmf"/>
  <manifest:file-entry manifest:full-path="Pictures/10006A3100000BD1000017A4B6095D08808B5404.svg" manifest:media-type="image/svg+xml"/>
  <manifest:file-entry manifest:full-path="Pictures/1000500100000BD10000192181E180F9B6E0BFEC.svg" manifest:media-type="image/svg+xml"/>
  <manifest:file-entry manifest:full-path="Pictures/10000201000000F0000000D48AC4DE7E31046E84.png" manifest:media-type="image/png"/>
  <manifest:file-entry manifest:full-path="Pictures/10000201000000FE0000006BAD21D4F0D4D36BCD.png" manifest:media-type="image/png"/>
  <manifest:file-entry manifest:full-path="Pictures/10003DE60000138E0000083C19DBE2CC145B73AA.wmf" manifest:media-type="image/x-wmf"/>
  <manifest:file-entry manifest:full-path="Pictures/100002010000041A000002BED036A4041A1AC06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draw:stroke="dash" draw:stroke-dash="Ultrafine_20_Dotted_20__28_var_29_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dash" draw:stroke-dash="Ultrafine_20_Dotted_20__28_var_29_" svg:stroke-width="0.159cm" svg:stroke-color="#f58220" draw:marker-start="Arrow" draw:marker-start-width="0.538cm" draw:marker-end="" draw:marker-end-width="0.538cm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6" style:family="graphic" style:parent-style-name="standard">
      <style:graphic-properties svg:stroke-color="#000000" svg:stroke-opacity="100%" draw:opacity="0%" draw:textarea-horizontal-align="justify" draw:textarea-vertical-align="middle" draw:auto-grow-height="false" fo:min-height="12.12cm" fo:min-width="18.02cm"/>
    </style:style>
    <style:style style:name="gr7" style:family="graphic" style:parent-style-name="standard">
      <style:graphic-properties svg:stroke-color="#000000" draw:fill-color="#f58220" draw:textarea-horizontal-align="justify" draw:textarea-vertical-align="middle" draw:auto-grow-height="false" fo:min-height="1.188cm" fo:min-width="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9" style:family="graphic" style:parent-style-name="standard">
      <style:graphic-properties draw:stroke="dash" draw:stroke-dash="Ultrafine_20_Dotted_20__28_var_29_" svg:stroke-width="0.159cm" svg:stroke-color="#f58220" draw:marker-start="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color="#000000" loext:opacity="100%" style:font-name="Arial" fo:font-size="22pt" style:font-size-asian="22pt" style:font-size-complex="22pt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-color="#f58220"/>
      <style:paragraph-properties fo:text-align="center"/>
      <style:text-properties fo:color="#ffffff" loext:opacity="100%" style:font-name="Arial" fo:font-size="11pt"/>
    </style:style>
    <style:style style:name="T1" style:family="text">
      <style:text-properties fo:color="#000000" loext:opacity="100%" style:font-name="Arial" fo:font-size="22pt" style:font-size-asian="22pt" style:font-size-complex="22pt"/>
    </style:style>
    <style:style style:name="T2" style:family="text">
      <style:text-properties fo:color="#ffffff" loext:opacity="100%" style:font-name="Arial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52cm" svg:height="12.382cm" svg:x="5.698cm" svg:y="4.388cm">
          <draw:image xlink:href="Pictures/100002010000041A000002BED036A4041A1AC060.png" xlink:type="simple" xlink:show="embed" xlink:actuate="onLoad" draw:mime-type="image/png">
            <text:p/>
          </draw:image>
        </draw:frame>
        <draw:path draw:style-name="gr2" draw:text-style-name="P1" draw:layer="layout" svg:width="19.434cm" svg:height="0.622cm" draw:transform="rotate (0.623780674662773) translate (6.37894388006022cm 15.6707404355866cm)" svg:viewBox="0 0 19435 623" svg:d="M0 36c10381-45 10440-126 12949 325 2430 436 2824 184 6486 232">
          <text:p/>
        </draw:path>
        <draw:frame draw:style-name="gr1" draw:text-style-name="P1" draw:layer="layout" svg:width="1.172cm" svg:height="0.49cm" draw:transform="skewX (-0.00610865238198018) rotate (-2.61136162683392) translate (7.815cm 13.105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0.463559449329694) translate (17.172cm 8.862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line draw:style-name="gr3" draw:text-style-name="P1" draw:layer="layout" svg:x1="6.3cm" svg:y1="16.5cm" svg:x2="8.1cm" svg:y2="15.1cm">
          <text:p/>
        </draw:line>
        <draw:line draw:style-name="gr4" draw:text-style-name="P2" draw:layer="layout" svg:x1="10.6cm" svg:y1="10.4cm" svg:x2="13.5cm" svg:y2="12.3cm">
          <text:p/>
        </draw:line>
        <draw:frame draw:style-name="gr1" draw:text-style-name="P1" draw:layer="layout" svg:width="1.172cm" svg:height="0.491cm" draw:transform="skewX (-0.00610865238198026) rotate (0.649786080517489) translate (14.118cm 10.64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21) rotate (0.507018147704353) translate (15.07cm 9.94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0.463559449329694) translate (16.129cm 9.362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0.623955207587973) translate (13.176cm 11.375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0.623955207587973) translate (11.4cm 12.70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0.623955207587973) translate (10.46cm 13.385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0.623955207587973) translate (8.9cm 14.40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0.623955207587973) translate (7.9cm 15.085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8) rotate (-2.87228835000707) translate (8.901cm 12.77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3) rotate (-2.7091000649456) translate (10.648cm 12.169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49041030967071) translate (11.601cm 11.472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49041030967071) translate (13.032cm 10.388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49041030967071) translate (13.98cm 9.648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60106418424715) translate (14.946cm 9.058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72323723188675) translate (15.967cm 8.575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8) rotate (-2.61345602193631) translate (17.027cm 7.938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49075937552111) translate (19.108cm 6.505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2.49075937552111) translate (21.093cm 5.071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line draw:style-name="gr3" draw:text-style-name="P1" draw:layer="layout" svg:x1="5.8cm" svg:y1="14.1cm" svg:x2="6.7cm" svg:y2="13.4cm">
          <text:p/>
        </draw:line>
        <draw:line draw:style-name="gr3" draw:text-style-name="P1" draw:layer="layout" svg:x1="16.9cm" svg:y1="7.9cm" svg:x2="18.1cm" svg:y2="7.1cm">
          <text:p/>
        </draw:line>
        <draw:line draw:style-name="gr3" draw:text-style-name="P1" draw:layer="layout" svg:x1="19cm" svg:y1="6.5cm" svg:x2="20.1cm" svg:y2="5.7cm">
          <text:p/>
        </draw:line>
        <draw:line draw:style-name="gr3" draw:text-style-name="P1" draw:layer="layout" svg:x1="21cm" svg:y1="5cm" svg:x2="21.8cm" svg:y2="4.4cm">
          <text:p/>
        </draw:line>
        <draw:frame draw:style-name="gr5" draw:text-style-name="P4" draw:layer="layout" svg:width="5.7cm" svg:height="1.119cm" svg:x="14.3cm" svg:y="4.481cm">
          <draw:text-box>
            <text:p text:style-name="P3"><text:span text:style-name="T1">Mittlere Brücke</text:span></text:p>
          </draw:text-box>
        </draw:frame>
        <draw:frame draw:style-name="gr1" draw:text-style-name="P1" draw:layer="layout" svg:width="2.151cm" svg:height="1.9cm" svg:x="12.316cm" svg:y="6.504cm">
          <draw:image xlink:href="Pictures/10000201000000F0000000D48AC4DE7E31046E84.png" xlink:type="simple" xlink:show="embed" xlink:actuate="onLoad" draw:mime-type="image/png">
            <text:p/>
          </draw:image>
        </draw:frame>
        <draw:frame draw:style-name="gr1" draw:text-style-name="P1" draw:layer="layout" svg:width="0.37cm" svg:height="0.65cm" svg:x="17.878cm" svg:y="6.6cm">
          <draw:image xlink:href="Pictures/100002BE0000086000000EAFC1222EBAE140C277.wmf" xlink:type="simple" xlink:show="embed" xlink:actuate="onLoad" draw:mime-type="image/x-wmf">
            <text:p/>
          </draw:image>
          <draw:image xlink:href="Pictures/100002010000006D000000BFACB6E35F3F8112FE.png" xlink:type="simple" xlink:show="embed" xlink:actuate="onLoad" draw:mime-type="image/png"/>
        </draw:frame>
        <draw:custom-shape draw:style-name="gr6" draw:text-style-name="P5" draw:layer="layout" svg:width="18.52cm" svg:height="12.37cm" svg:x="5.7cm" svg:y="4.3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5cm" svg:height="1.438cm" svg:x="7.37cm" svg:y="9.7cm">
          <text:p text:style-name="P2"><text:span text:style-name="T2">Fussgänger-</text:span></text:p>
          <text:p text:style-name="P2"><text:span text:style-name="T2">Übergänge</text:span></text:p>
          <text:p text:style-name="P2"><text:span text:style-name="T2">(Einbahn)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727cm" svg:height="1.987cm" svg:x="5.774cm" svg:y="10.881cm">
          <draw:text-box>
            <text:p text:style-name="P3"><text:span text:style-name="T1">Eisen-gasse</text:span></text:p>
          </draw:text-box>
        </draw:frame>
        <draw:frame draw:style-name="gr1" draw:text-style-name="P1" draw:layer="layout" svg:width="1.53cm" svg:height="1.076cm" draw:transform="rotate (2.7380725305287) translate (11.057cm 10.65cm)">
          <draw:image xlink:href="Pictures/100060DE0000138E00000DC3EF1875D23EB65124.wmf" xlink:type="simple" xlink:show="embed" xlink:actuate="onLoad" draw:mime-type="image/x-wmf">
            <text:p/>
          </draw:image>
          <draw:image xlink:href="Pictures/10000201000000FE000000B3D049BE421E75C701.png" xlink:type="simple" xlink:show="embed" xlink:actuate="onLoad" draw:mime-type="image/png"/>
        </draw:frame>
        <draw:line draw:style-name="gr9" draw:text-style-name="P2" draw:layer="layout" svg:x1="8.8cm" svg:y1="12cm" svg:x2="10.6cm" svg:y2="14.2cm">
          <text:p/>
        </draw:line>
        <draw:frame draw:style-name="gr1" draw:text-style-name="P1" draw:layer="layout" svg:width="0.66cm" svg:height="1.4cm" svg:x="13.4cm" svg:y="10.8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2010000009A00000147AD9378B8AAFA2B11.png" xlink:type="simple" xlink:show="embed" xlink:actuate="onLoad" draw:mime-type="image/png"/>
        </draw:frame>
        <draw:frame draw:style-name="gr1" draw:text-style-name="P1" draw:layer="layout" svg:width="0.66cm" svg:height="1.4cm" svg:x="8cm" svg:y="11.1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2010000009A00000147AD9378B8AAFA2B11.png" xlink:type="simple" xlink:show="embed" xlink:actuate="onLoad" draw:mime-type="image/png"/>
        </draw:frame>
        <draw:frame draw:style-name="gr1" draw:text-style-name="P1" draw:layer="layout" svg:width="0.71cm" svg:height="1.44cm" svg:x="9.8cm" svg:y="10.4cm">
          <draw:image xlink:href="Pictures/10006A3100000BD1000017A4B6095D08808B5404.svg" xlink:type="simple" xlink:show="embed" xlink:actuate="onLoad" draw:mime-type="image/svg+xml">
            <text:p/>
          </draw:image>
          <draw:image xlink:href="Pictures/100002010000009A000001337E57271B40CBAF1C.png" xlink:type="simple" xlink:show="embed" xlink:actuate="onLoad" draw:mime-type="image/png"/>
        </draw:frame>
        <draw:frame draw:style-name="gr1" draw:text-style-name="P1" draw:layer="layout" svg:width="0.71cm" svg:height="1.44cm" svg:x="7.9cm" svg:y="14.5cm">
          <draw:image xlink:href="Pictures/10006A3100000BD1000017A4B6095D08808B5404.svg" xlink:type="simple" xlink:show="embed" xlink:actuate="onLoad" draw:mime-type="image/svg+xml">
            <text:p/>
          </draw:image>
          <draw:image xlink:href="Pictures/100002010000009A000001337E57271B40CBAF1C.png" xlink:type="simple" xlink:show="embed" xlink:actuate="onLoad" draw:mime-type="image/png"/>
        </draw:frame>
        <draw:frame draw:style-name="gr1" draw:text-style-name="P1" draw:layer="layout" svg:width="0.66cm" svg:height="1.4cm" svg:x="11.44cm" svg:y="9.1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2010000009A00000147AD9378B8AAFA2B11.png" xlink:type="simple" xlink:show="embed" xlink:actuate="onLoad" draw:mime-type="image/png"/>
        </draw:frame>
        <draw:frame draw:style-name="gr1" draw:text-style-name="P1" draw:layer="layout" svg:width="0.66cm" svg:height="1.4cm" svg:x="10.64cm" svg:y="12.8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2010000009A00000147AD9378B8AAFA2B11.png" xlink:type="simple" xlink:show="embed" xlink:actuate="onLoad" draw:mime-type="image/png"/>
        </draw:frame>
        <draw:frame draw:style-name="gr1" draw:text-style-name="P1" draw:layer="layout" svg:width="0.66cm" svg:height="1.4cm" svg:x="8.94cm" svg:y="7.9cm">
          <draw:image xlink:href="Pictures/1000500700000BD100001927026C75781E20D90E.svg" xlink:type="simple" xlink:show="embed" xlink:actuate="onLoad" draw:mime-type="image/svg+xml">
            <text:p/>
          </draw:image>
          <draw:image xlink:href="Pictures/100002010000009A00000147A71C47591839F18E.png" xlink:type="simple" xlink:show="embed" xlink:actuate="onLoad" draw:mime-type="image/png"/>
        </draw:frame>
        <draw:frame draw:style-name="gr1" draw:text-style-name="P1" draw:layer="layout" svg:width="0.71cm" svg:height="1.44cm" svg:x="12.6cm" svg:y="12.36cm">
          <draw:image xlink:href="Pictures/10006A3100000BD1000017A4B6095D08808B5404.svg" xlink:type="simple" xlink:show="embed" xlink:actuate="onLoad" draw:mime-type="image/svg+xml">
            <text:p/>
          </draw:image>
          <draw:image xlink:href="Pictures/100002010000009A000001337E57271B40CBAF1C.png" xlink:type="simple" xlink:show="embed" xlink:actuate="onLoad" draw:mime-type="image/png"/>
        </draw:frame>
        <draw:frame draw:style-name="gr1" draw:text-style-name="P1" draw:layer="layout" svg:width="0.71cm" svg:height="1.44cm" svg:x="12.1cm" svg:y="8.46cm">
          <draw:image xlink:href="Pictures/10006A3100000BD1000017A4B6095D08808B5404.svg" xlink:type="simple" xlink:show="embed" xlink:actuate="onLoad" draw:mime-type="image/svg+xml">
            <text:p/>
          </draw:image>
          <draw:image xlink:href="Pictures/100002010000009A000001337E57271B40CBAF1C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09-25T07:16:39.586246221</meta:creation-date>
    <dc:date>2021-10-17T16:38:06.618286627</dc:date>
    <meta:editing-duration>PT14H14M25S</meta:editing-duration>
    <meta:editing-cycles>13</meta:editing-cycles>
    <meta:generator>LibreOffice/7.1.6.2$MacOSX_X86_64 LibreOffice_project/0e133318fcee89abacd6a7d077e292f1145735c3</meta:generator>
    <meta:document-statistic meta:object-count="45"/>
  </office:meta>
</office:document-meta>
</file>